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578d3" officeooo:paragraph-rsid="001578d3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1578d3" officeooo:paragraph-rsid="001578d3"/>
    </style:style>
    <style:style style:name="P3" style:family="paragraph" style:parent-style-name="Standard">
      <style:text-properties officeooo:rsid="001578d3" officeooo:paragraph-rsid="001578d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achieve the task of replacing all occurrences of "old_text" with "new_text" in a text file using Java, and using <text:span text:style-name="Source_20_Text">sed</text:span> for the actual text replacement operation (assuming <text:span text:style-name="Source_20_Text">sed</text:span> is available in the environment), you can use the following script:</text:p>
      <text:p text:style-name="P3">Code:</text:p>
      <text:p text:style-name="P3">import java.io.*;</text:p>
      <text:p text:style-name="P3"/>
      <text:p text:style-name="P3">public class TextFileReplace {</text:p>
      <text:p text:style-name="P3"><text:s text:c="4"/>public static void main(String[] args) {</text:p>
      <text:p text:style-name="P3"><text:s text:c="8"/>if (args.length != 3) {</text:p>
      <text:p text:style-name="P3"><text:s text:c="12"/>System.err.println("Usage: java TextFileReplace &lt;inputFile&gt; &lt;outputFile&gt; &lt;new_text&gt;");</text:p>
      <text:p text:style-name="P3"><text:s text:c="12"/>System.exit(1);</text:p>
      <text:p text:style-name="P3"><text:s text:c="8"/>}</text:p>
      <text:p text:style-name="P3"/>
      <text:p text:style-name="P3"><text:s text:c="8"/>String inputFile = args[0];</text:p>
      <text:p text:style-name="P3"><text:s text:c="8"/>String outputFile = args[1];</text:p>
      <text:p text:style-name="P3"><text:s text:c="8"/>String newText = args[2];</text:p>
      <text:p text:style-name="P3"/>
      <text:p text:style-name="P3"><text:s text:c="8"/>// Execute the sed command to replace old_text with new_text</text:p>
      <text:p text:style-name="P3"><text:s text:c="8"/>try {</text:p>
      <text:p text:style-name="P3"><text:s text:c="12"/>ProcessBuilder pb = new ProcessBuilder("sed", "s/old_text/" + newText + "/g", inputFile);</text:p>
      <text:p text:style-name="P3"><text:s text:c="12"/>pb.redirectOutput(new File(outputFile));</text:p>
      <text:p text:style-name="P3"><text:s text:c="12"/>Process process = pb.start();</text:p>
      <text:p text:style-name="P3"><text:s text:c="12"/>int exitCode = process.waitFor();</text:p>
      <text:p text:style-name="P3"><text:s text:c="12"/>if (exitCode != 0) {</text:p>
      <text:p text:style-name="P3"><text:s text:c="16"/>System.err.println("Error: Sed command exited with error code " + exitCode);</text:p>
      <text:p text:style-name="P3"><text:s text:c="12"/>} else {</text:p>
      <text:p text:style-name="P3"><text:s text:c="16"/>System.out.println("Text replacement successful. Output written to " + outputFile);</text:p>
      <text:p text:style-name="P3"><text:s text:c="12"/>}</text:p>
      <text:p text:style-name="P3"><text:s text:c="8"/>} catch (IOException | InterruptedException e) {</text:p>
      <text:p text:style-name="P3"><text:s text:c="12"/>System.err.println("Error executing sed command: " + e.getMessage());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3"/>
      <text:h text:style-name="P1" text:outline-level="3">Explanation:</text:h>
      <text:list xml:id="list499734208" text:style-name="L1">
        <text:list-item>
          <text:p text:style-name="P4"><text:span text:style-name="Strong_20_Emphasis">Command Line Arguments</text:span>: The program expects three command line arguments:</text:p>
          <text:list>
            <text:list-item>
              <text:p text:style-name="P5"><text:span text:style-name="Source_20_Text">inputFile</text:span>: The path to the input text file where replacements will be made.</text:p>
            </text:list-item>
            <text:list-item>
              <text:p text:style-name="P5"><text:span text:style-name="Source_20_Text">outputFile</text:span>: The path to the output file where the modified text will be saved.</text:p>
            </text:list-item>
            <text:list-item>
              <text:p text:style-name="P5"><text:span text:style-name="Source_20_Text">newText</text:span>: The text that will replace occurrences of "old_text".</text:p>
            </text:list-item>
          </text:list>
        </text:list-item>
        <text:list-item>
          <text:p text:style-name="P4"><text:span text:style-name="Strong_20_Emphasis">ProcessBuilder</text:span>: Java's <text:span text:style-name="Source_20_Text">ProcessBuilder</text:span> is used to execute the <text:span text:style-name="Source_20_Text">sed</text:span> command. It constructs and starts a process that runs the <text:span text:style-name="Source_20_Text">sed</text:span> command with the specified arguments:</text:p>
          <text:list>
            <text:list-item>
              <text:p text:style-name="P5"><text:span text:style-name="Source_20_Text">"sed"</text:span>: Command to invoke <text:span text:style-name="Source_20_Text">sed</text:span>.</text:p>
            </text:list-item>
            <text:list-item>
              <text:p text:style-name="P5"><text:span text:style-name="Source_20_Text">"s/old_text/" + newText + "/g"</text:span>: The <text:span text:style-name="Source_20_Text">sed</text:span> substitution command. It replaces all occurrences of "old_text" with <text:span text:style-name="Source_20_Text">newText</text:span>.</text:p>
            </text:list-item>
            <text:list-item>
              <text:p text:style-name="P5"><text:span text:style-name="Source_20_Text">inputFile</text:span>: The input file to read from.</text:p>
            </text:list-item>
          </text:list>
        </text:list-item>
        <text:list-item>
          <text:p text:style-name="P4"><text:soft-page-break/><text:span text:style-name="Strong_20_Emphasis">Output Redirection</text:span>: <text:span text:style-name="Source_20_Text">pb.redirectOutput(new File(outputFile));</text:span> redirects the output of the <text:span text:style-name="Source_20_Text">sed</text:span> command to the specified <text:span text:style-name="Source_20_Text">outputFile</text:span>.</text:p>
        </text:list-item>
        <text:list-item>
          <text:p text:style-name="P4"><text:span text:style-name="Strong_20_Emphasis">Error Handling</text:span>: The script handles errors that might occur during the execution of the <text:span text:style-name="Source_20_Text">sed</text:span> command or while setting up the process.</text:p>
        </text:list-item>
      </text:list>
      <text:h text:style-name="Heading_20_3" text:outline-level="3">Usage:</text:h>
      <text:p text:style-name="Text_20_body">To use this script, compile it with <text:span text:style-name="Source_20_Text">javac TextFileReplace.java</text:span> and then run it with three arguments:</text:p>
      <text:p text:style-name="P2">Code:</text:p>
      <text:p text:style-name="P2">java TextFileReplace &lt;inputFile&gt; &lt;outputFile&gt; &lt;new_text&gt;</text:p>
      <text:p text:style-name="P3">Replace <text:span text:style-name="Source_20_Text">&lt;inputFile&gt;</text:span>, <text:span text:style-name="Source_20_Text">&lt;outputFile&gt;</text:span>, and <text:span text:style-name="Source_20_Text">&lt;new_text&gt;</text:span> with your actual file paths and replacement tex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34:25.874038057</meta:creation-date>
    <dc:date>2024-06-22T15:38:37.492234653</dc:date>
    <meta:editing-duration>PT4M13S</meta:editing-duration>
    <meta:editing-cycles>1</meta:editing-cycles>
    <meta:document-statistic meta:table-count="0" meta:image-count="0" meta:object-count="0" meta:page-count="2" meta:paragraph-count="45" meta:word-count="341" meta:character-count="2557" meta:non-whitespace-character-count="2027"/>
    <meta:generator>LibreOffice/7.3.7.2$Linux_X86_64 LibreOffice_project/30$Build-2</meta:generator>
  </office:meta>
</office:document-meta>
</file>